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04d" officeooo:paragraph-rsid="000ef895"/>
    </style:style>
    <style:style style:name="P2" style:family="paragraph" style:parent-style-name="Standard">
      <style:text-properties officeooo:rsid="000ff5e5" officeooo:paragraph-rsid="000ff5e5"/>
    </style:style>
    <style:style style:name="T1" style:family="text">
      <style:text-properties officeooo:rsid="000ff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ftwarepraktikum</text:span> Parallele <text:span text:style-name="T1">Numerik</text:span></text:p>
      <text:p text:style-name="P2">A1</text:p>
      <text:p text:style-name="P2">a)</text:p>
      <text:p text:style-name="P2">Die folge der Antworten ist zufällig.</text:p>
      <text:p text:style-name="P2">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3:15:59.817332646</meta:creation-date>
    <dc:date>2016-11-01T13:24:26.542234116</dc:date>
    <meta:editing-duration>PT8M7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5" meta:word-count="12" meta:character-count="78" meta:non-whitespace-character-count="71"/>
  </office:meta>
</office:document-meta>
</file>